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4b8" officeooo:paragraph-rsid="000374b8"/>
    </style:style>
    <style:style style:name="T1" style:family="text">
      <style:text-properties officeooo:rsid="000374b8"/>
    </style:style>
    <style:style style:name="T2" style:family="text">
      <style:text-properties officeooo:rsid="00041f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Frontend Mentor - FAQ accordion card solution</text:p>
      <text:p text:style-name="Standard"/>
      <text:p text:style-name="Standard">This is a solution to the [FAQ accordion card challenge on Frontend Mentor](https://www.frontendmentor.io/challenges/faq-accordion-card-XlyjD0Oam). Frontend Mentor challenges help you improve your coding skills by building realistic projects. </text:p>
      <text:p text:style-name="Standard"/>
      <text:p text:style-name="Standard">## Table of contents</text:p>
      <text:p text:style-name="Standard"/>
      <text:p text:style-name="Standard">- [Overview](#overview)</text:p>
      <text:p text:style-name="Standard"><text:s text:c="2"/>- [The challenge](#the-challenge)</text:p>
      <text:p text:style-name="Standard"><text:s text:c="2"/>- [Screenshot](#screenshot)</text:p>
      <text:p text:style-name="Standard"><text:s text:c="2"/>- [Links](#links)</text:p>
      <text:p text:style-name="Standard">- [My process](#my-process)</text:p>
      <text:p text:style-name="Standard"><text:s text:c="2"/>- [Built with](#built-with)</text:p>
      <text:p text:style-name="Standard"><text:s text:c="2"/>- [What I learned](#what-i-learned)</text:p>
      <text:p text:style-name="Standard"><text:s text:c="2"/>- [Continued development](#continued-development)</text:p>
      <text:p text:style-name="Standard"><text:s text:c="2"/>- [Useful resources](#useful-resources)</text:p>
      <text:p text:style-name="Standard">- [Author](#author)</text:p>
      <text:p text:style-name="Standard">- [Acknowledgments](#acknowledgments)</text:p>
      <text:p text:style-name="Standard"/>
      <text:p text:style-name="Standard">## Overview</text:p>
      <text:p text:style-name="P1">Create an accordion menu FAQ page</text:p>
      <text:p text:style-name="Standard"/>
      <text:p text:style-name="Standard">### The challenge</text:p>
      <text:p text:style-name="Standard"/>
      <text:p text:style-name="Standard">Users should be able to:</text:p>
      <text:p text:style-name="Standard"/>
      <text:p text:style-name="Standard">- View the optimal layout for the component depending on their device's screen size</text:p>
      <text:p text:style-name="Standard">- See hover states for all interactive elements on the page</text:p>
      <text:p text:style-name="Standard">- Hide/Show the answer to a question when the question is clicked</text:p>
      <text:p text:style-name="Standard"/>
      <text:p text:style-name="Standard">### Screenshot</text:p>
      <text:p text:style-name="Standard"/>
      <text:p text:style-name="Standard">./<text:span text:style-name="T2">S</text:span>creenshot.<text:span text:style-name="T2">png</text:span></text:p>
      <text:p text:style-name="Standard"/>
      <text:p text:style-name="Standard">### Links</text:p>
      <text:p text:style-name="Standard"/>
      <text:p text:style-name="Standard">- Live Site URL: </text:p>
      <text:p text:style-name="Standard"/>
      <text:p text:style-name="Standard">## My process</text:p>
      <text:p text:style-name="P1">Built the site mobile first. Create the HTML markup, and added the styles for the accordion menu. Tied it up with some Javascript for the dropdown toggle effect.</text:p>
      <text:p text:style-name="Standard"/>
      <text:p text:style-name="Standard">### Built with</text:p>
      <text:p text:style-name="Standard"/>
      <text:p text:style-name="Standard">- Semantic HTML5 markup</text:p>
      <text:p text:style-name="Standard">- CSS custom properties</text:p>
      <text:p text:style-name="Standard">- Flexbox</text:p>
      <text:p text:style-name="Standard">- Mobile-first workflow</text:p>
      <text:p text:style-name="Standard"><text:soft-page-break/>- <text:span text:style-name="T1">Javascript</text:span></text:p>
      <text:p text:style-name="Standard"/>
      <text:p text:style-name="Standard">## Author</text:p>
      <text:p text:style-name="Standard"/>
      <text:p text:style-name="Standard">- Website – <text:span text:style-name="T1">rhu - https://github.com/rhulog</text:span></text:p>
      <text:p text:style-name="Standard">- Twitter - <text:span text:style-name="T1">@rhuminations - </text:span>https://twitter.com/rhuminations</text:p>
      <text:p text:style-name="Standard"/>
      <text:p text:style-name="Standard">## Acknowledgments</text:p>
      <text:p text:style-name="Standard"/>
      <text:p text:style-name="P1">I want to thank Front End Mentor for creating this challenge and giving me a chance to exercise my skil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4:08:58.712497080</meta:creation-date>
    <dc:date>2021-03-12T15:53:18.610075095</dc:date>
    <meta:editing-duration>PT4M3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38" meta:word-count="213" meta:character-count="1518" meta:non-whitespace-character-count="1326"/>
  </office:meta>
</office:document-meta>
</file>